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gr7" style:family="graphic" style:parent-style-name="standard">
      <style:graphic-properties draw:stroke="none" svg:stroke-color="#000000" draw:fill="none" draw:fill-color="#ffffff" fo:min-height="5.85cm"/>
    </style:style>
    <style:style style:name="gr8" style:family="graphic" style:parent-style-name="standard">
      <style:graphic-properties draw:stroke="none" svg:stroke-color="#000000" draw:fill="none" draw:fill-color="#ffffff" fo:min-height="4.55cm"/>
    </style:style>
    <style:style style:name="gr9" style:family="graphic" style:parent-style-name="standard">
      <style:graphic-properties draw:stroke="none" svg:stroke-color="#000000" draw:fill="none" draw:fill-color="#ffffff" fo:min-height="2.45cm"/>
    </style:style>
    <style:style style:name="gr10" style:family="graphic" style:parent-style-name="standard">
      <style:graphic-properties draw:stroke="none" svg:stroke-color="#000000" draw:fill="none" draw:fill-color="#ffffff" fo:min-height="5.75cm"/>
    </style:style>
    <style:style style:name="gr11" style:family="graphic" style:parent-style-name="standard">
      <style:graphic-properties draw:stroke="none" svg:stroke-color="#000000" draw:fill="none" draw:fill-color="#ffffff" fo:min-height="3.55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none" svg:stroke-color="#000000" draw:fill="none" draw:fill-color="#ffffff" fo:min-height="3.85cm"/>
    </style:style>
    <style:style style:name="gr14" style:family="graphic" style:parent-style-name="standard">
      <style:graphic-properties draw:stroke="none" svg:stroke-color="#000000" draw:fill="none" draw:fill-color="#ffffff" fo:min-height="2.85cm"/>
    </style:style>
    <style:style style:name="gr15" style:family="graphic" style:parent-style-name="standard">
      <style:graphic-properties draw:stroke="none" svg:stroke-color="#000000" draw:fill="none" draw:fill-color="#ffffff" fo:min-height="2.55cm"/>
    </style:style>
    <style:style style:name="gr16" style:family="graphic" style:parent-style-name="standard">
      <style:graphic-properties draw:stroke="none" svg:stroke-color="#000000" draw:fill="none" draw:fill-color="#ffffff" fo:min-height="2.75cm"/>
    </style:style>
    <style:style style:name="gr17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onnector draw:style-name="gr1" draw:text-style-name="P1" draw:layer="layout" svg:x1="2.536cm" svg:y1="12.127cm" svg:x2="19.072cm" svg:y2="12.127cm" svg:d="M2536 12127h16536" svg:viewBox="0 0 16537 1">
          <text:p/>
        </draw:connector>
        <draw:line draw:style-name="gr2" draw:text-style-name="P2" draw:layer="layout" svg:x1="9.8cm" svg:y1="3cm" svg:x2="10.2cm" svg:y2="22.7cm">
          <text:p/>
        </draw:line>
        <draw:frame draw:style-name="gr3" draw:text-style-name="P3" draw:layer="layout" svg:width="6.9cm" svg:height="2.1cm" svg:x="2.5cm" svg:y="1.3cm">
          <draw:text-box>
            <text:p>É</text:p>
          </draw:text-box>
        </draw:frame>
        <draw:frame draw:style-name="gr4" draw:text-style-name="P3" draw:layer="layout" svg:width="6.7cm" svg:height="1.8cm" svg:x="16.1cm" svg:y="1.5cm">
          <draw:text-box>
            <text:p>NÃO É</text:p>
          </draw:text-box>
        </draw:frame>
        <draw:frame draw:style-name="gr5" draw:text-style-name="P3" draw:layer="layout" svg:width="7.2cm" svg:height="2.6cm" svg:x="2.1cm" svg:y="12.5cm">
          <draw:text-box>
            <text:p>FAZ</text:p>
          </draw:text-box>
        </draw:frame>
        <draw:frame draw:style-name="gr6" draw:text-style-name="P3" draw:layer="layout" svg:width="6.3cm" svg:height="2.9cm" svg:x="16cm" svg:y="12.5cm">
          <draw:text-box>
            <text:p>NÃO FAZ</text:p>
          </draw:text-box>
        </draw:frame>
        <draw:frame draw:style-name="gr7" draw:text-style-name="P3" draw:layer="layout" svg:width="6.8cm" svg:height="6.1cm" svg:x="2.6cm" svg:y="2.6cm">
          <draw:text-box>
            <text:p>É UM CRAWLER QUE AUXILIA O AGRICULTOR NA TOMADA DE DECISÃO</text:p>
          </draw:text-box>
        </draw:frame>
        <draw:frame draw:style-name="gr8" draw:text-style-name="P3" draw:layer="layout" svg:width="6.8cm" svg:height="4.8cm" svg:x="2.6cm" svg:y="7cm">
          <draw:text-box>
            <text:p>APLICATIVO </text:p>
            <text:p>SITE</text:p>
          </draw:text-box>
        </draw:frame>
        <draw:frame draw:style-name="gr9" draw:text-style-name="P3" draw:layer="layout" svg:width="7.1cm" svg:height="2.7cm" svg:x="2.676cm" svg:y="9cm">
          <draw:text-box>
            <text:p>IOT</text:p>
          </draw:text-box>
        </draw:frame>
        <draw:frame draw:style-name="gr10" draw:text-style-name="P3" draw:layer="layout" svg:width="7.3cm" svg:height="6cm" svg:x="11.2cm" svg:y="5cm">
          <draw:text-box>
            <text:p>NÃO É UM PRODUTO FISICO</text:p>
          </draw:text-box>
        </draw:frame>
        <draw:frame draw:style-name="gr11" draw:text-style-name="P3" draw:layer="layout" svg:width="8.8cm" svg:height="3.8cm" svg:x="11.2cm" svg:y="7.1cm">
          <draw:text-box>
            <text:p>NÃO E-COMERCE</text:p>
          </draw:text-box>
        </draw:frame>
        <draw:frame draw:style-name="gr12" draw:text-style-name="P3" draw:layer="layout" svg:width="7cm" svg:height="3.5cm" svg:x="12.3cm" svg:y="14.1cm">
          <draw:text-box>
            <text:p>DECISÕES SOZINHO</text:p>
          </draw:text-box>
        </draw:frame>
        <draw:frame draw:style-name="gr13" draw:text-style-name="P3" draw:layer="layout" svg:width="7.2cm" svg:height="4.1cm" svg:x="2.6cm" svg:y="14.1cm">
          <draw:text-box>
            <text:p>FACILITA A TOMADA DE DECISÃO DO AGRICULTOR</text:p>
          </draw:text-box>
        </draw:frame>
        <draw:frame draw:style-name="gr14" draw:text-style-name="P3" draw:layer="layout" svg:width="10cm" svg:height="3.1cm" svg:x="1.4cm" svg:y="17.1cm">
          <draw:text-box draw:corner-radius="0.318cm">
            <text:p>MAIOR VISIBILIDADE DO MERCADO FUTURO</text:p>
          </draw:text-box>
        </draw:frame>
        <draw:frame draw:style-name="gr15" draw:text-style-name="P3" draw:layer="layout" svg:width="8cm" svg:height="2.8cm" svg:x="1.6cm" svg:y="19.8cm">
          <draw:text-box>
            <text:p>PREDIÇÃO DE DADOS</text:p>
          </draw:text-box>
        </draw:frame>
        <draw:frame draw:style-name="gr16" draw:text-style-name="P3" draw:layer="layout" svg:width="6.7cm" svg:height="3cm" svg:x="2cm" svg:y="21.9cm">
          <draw:text-box>
            <text:p>DADOS ESTATISTICOS</text:p>
          </draw:text-box>
        </draw:frame>
        <draw:frame draw:style-name="gr17" draw:text-style-name="P3" draw:layer="layout" svg:width="7.5cm" svg:height="2.2cm" svg:x="2cm" svg:y="24.6cm">
          <draw:text-box>
            <text:p>ESTUDO DE VIABILIDA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17:57:22.502417771</meta:creation-date>
    <dc:date>2019-09-05T18:19:48.598365765</dc:date>
    <meta:editing-duration>PT18M57S</meta:editing-duration>
    <meta:editing-cycles>3</meta:editing-cycles>
    <meta:generator>LibreOffice/6.0.7.3$Linux_X86_64 LibreOffice_project/00m0$Build-3</meta:generator>
    <meta:document-statistic meta:object-count="17"/>
  </office:meta>
</office:document-meta>
</file>